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text-properties style:font-name="Georgia" officeooo:rsid="000e0ca2" officeooo:paragraph-rsid="000e0ca2"/>
    </style:style>
    <style:style style:name="P5" style:family="paragraph" style:parent-style-name="Title">
      <style:text-properties style:font-name="Georgia" officeooo:rsid="000e0ca2" officeooo:paragraph-rsid="000e0ca2"/>
    </style:style>
    <style:style style:name="P6" style:family="paragraph" style:parent-style-name="Text_20_body">
      <style:paragraph-properties fo:text-align="center" style:justify-single-word="false"/>
      <style:text-properties style:font-name="Georgia" officeooo:rsid="000e0ca2" officeooo:paragraph-rsid="000e0ca2"/>
    </style:style>
    <style:style style:name="P7" style:family="paragraph" style:parent-style-name="Text_20_body">
      <style:text-properties style:font-name="Georgia" officeooo:rsid="000f6eb4" officeooo:paragraph-rsid="000f6eb4"/>
    </style:style>
    <style:style style:name="P8" style:family="paragraph" style:parent-style-name="Text_20_body">
      <style:text-properties style:font-name="Georgia" fo:font-style="normal" officeooo:rsid="001c2f8c" officeooo:paragraph-rsid="000f6eb4" style:font-style-asian="normal" style:font-style-complex="normal"/>
    </style:style>
    <style:style style:name="P9" style:family="paragraph" style:parent-style-name="Text_20_body">
      <style:text-properties style:font-name="Georgia" fo:font-style="normal" officeooo:rsid="001d66a1" officeooo:paragraph-rsid="000f6eb4" style:font-style-asian="normal" style:font-style-complex="normal"/>
    </style:style>
    <style:style style:name="P10" style:family="paragraph" style:parent-style-name="Text_20_body">
      <style:text-properties officeooo:paragraph-rsid="002a2208"/>
    </style:style>
    <style:style style:name="P11" style:family="paragraph" style:parent-style-name="Text_20_body">
      <style:text-properties officeooo:paragraph-rsid="002c07b3"/>
    </style:style>
    <style:style style:name="P12" style:family="paragraph" style:parent-style-name="Text_20_body">
      <style:text-properties fo:font-style="normal" officeooo:rsid="00247511" style:font-style-asian="normal" style:font-style-complex="normal"/>
    </style:style>
    <style:style style:name="P13" style:family="paragraph" style:parent-style-name="Text_20_body">
      <style:text-properties fo:font-style="normal" officeooo:rsid="003ba56f" officeooo:paragraph-rsid="002c07b3" style:font-style-asian="normal" style:font-style-complex="normal"/>
    </style:style>
    <style:style style:name="T1" style:family="text">
      <style:text-properties officeooo:rsid="001093de"/>
    </style:style>
    <style:style style:name="T2" style:family="text">
      <style:text-properties fo:font-style="italic" officeooo:rsid="001093de" style:font-style-asian="italic" style:font-style-complex="italic"/>
    </style:style>
    <style:style style:name="T3" style:family="text">
      <style:text-properties fo:font-style="italic" officeooo:rsid="002660c3" style:font-style-asian="italic" style:font-style-complex="italic"/>
    </style:style>
    <style:style style:name="T4" style:family="text">
      <style:text-properties fo:font-style="italic" officeooo:rsid="00527d5a" style:font-style-asian="italic" style:font-style-complex="italic"/>
    </style:style>
    <style:style style:name="T5" style:family="text">
      <style:text-properties fo:font-style="italic" officeooo:rsid="0050c8b2"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093de" style:font-style-asian="normal" style:font-style-complex="normal"/>
    </style:style>
    <style:style style:name="T8" style:family="text">
      <style:text-properties fo:font-style="normal" officeooo:rsid="001255b0" style:font-style-asian="normal" style:font-style-complex="normal"/>
    </style:style>
    <style:style style:name="T9" style:family="text">
      <style:text-properties fo:font-style="normal" officeooo:rsid="001559bd" style:font-style-asian="normal" style:font-style-complex="normal"/>
    </style:style>
    <style:style style:name="T10" style:family="text">
      <style:text-properties fo:font-style="normal" officeooo:rsid="0016cfc5" style:font-style-asian="normal" style:font-style-complex="normal"/>
    </style:style>
    <style:style style:name="T11" style:family="text">
      <style:text-properties fo:font-style="normal" officeooo:rsid="00175c84" style:font-style-asian="normal" style:font-style-complex="normal"/>
    </style:style>
    <style:style style:name="T12" style:family="text">
      <style:text-properties fo:font-style="normal" officeooo:rsid="00186149" style:font-style-asian="normal" style:font-style-complex="normal"/>
    </style:style>
    <style:style style:name="T13" style:family="text">
      <style:text-properties fo:font-style="normal" officeooo:rsid="001a3e53" style:font-style-asian="normal" style:font-style-complex="normal"/>
    </style:style>
    <style:style style:name="T14" style:family="text">
      <style:text-properties fo:font-style="normal" officeooo:rsid="001c2f8c" style:font-style-asian="normal" style:font-style-complex="normal"/>
    </style:style>
    <style:style style:name="T15" style:family="text">
      <style:text-properties fo:font-style="normal" officeooo:rsid="001d66a1" style:font-style-asian="normal" style:font-style-complex="normal"/>
    </style:style>
    <style:style style:name="T16" style:family="text">
      <style:text-properties fo:font-style="normal" officeooo:rsid="001df3c4" style:font-style-asian="normal" style:font-style-complex="normal"/>
    </style:style>
    <style:style style:name="T17" style:family="text">
      <style:text-properties fo:font-style="normal" officeooo:rsid="001fcc16" style:font-style-asian="normal" style:font-style-complex="normal"/>
    </style:style>
    <style:style style:name="T18" style:family="text">
      <style:text-properties fo:font-style="normal" officeooo:rsid="0020d83b" style:font-style-asian="normal" style:font-style-complex="normal"/>
    </style:style>
    <style:style style:name="T19" style:family="text">
      <style:text-properties fo:font-style="normal" officeooo:rsid="00211c41" style:font-style-asian="normal" style:font-style-complex="normal"/>
    </style:style>
    <style:style style:name="T20" style:family="text">
      <style:text-properties fo:font-style="normal" officeooo:rsid="0021efa3" style:font-style-asian="normal" style:font-style-complex="normal"/>
    </style:style>
    <style:style style:name="T21" style:family="text">
      <style:text-properties fo:font-style="normal" officeooo:rsid="00230a45" style:font-style-asian="normal" style:font-style-complex="normal"/>
    </style:style>
    <style:style style:name="T22" style:family="text">
      <style:text-properties fo:font-style="normal" officeooo:rsid="00247511" style:font-style-asian="normal" style:font-style-complex="normal"/>
    </style:style>
    <style:style style:name="T23" style:family="text">
      <style:text-properties fo:font-style="normal" officeooo:rsid="002660c3" style:font-style-asian="normal" style:font-style-complex="normal"/>
    </style:style>
    <style:style style:name="T24" style:family="text">
      <style:text-properties fo:font-style="normal" officeooo:rsid="00279298" style:font-style-asian="normal" style:font-style-complex="normal"/>
    </style:style>
    <style:style style:name="T25" style:family="text">
      <style:text-properties fo:font-style="normal" officeooo:rsid="002822e2" style:font-style-asian="normal" style:font-style-complex="normal"/>
    </style:style>
    <style:style style:name="T26" style:family="text">
      <style:text-properties fo:font-style="normal" officeooo:rsid="002a2208" style:font-style-asian="normal" style:font-style-complex="normal"/>
    </style:style>
    <style:style style:name="T27" style:family="text">
      <style:text-properties fo:font-style="normal" officeooo:rsid="002a3768" style:font-style-asian="normal" style:font-style-complex="normal"/>
    </style:style>
    <style:style style:name="T28" style:family="text">
      <style:text-properties fo:font-style="normal" officeooo:rsid="002c07b3" style:font-style-asian="normal" style:font-style-complex="normal"/>
    </style:style>
    <style:style style:name="T29" style:family="text">
      <style:text-properties fo:font-style="normal" officeooo:rsid="002d2a50" style:font-style-asian="normal" style:font-style-complex="normal"/>
    </style:style>
    <style:style style:name="T30" style:family="text">
      <style:text-properties fo:font-style="normal" officeooo:rsid="002d7900" style:font-style-asian="normal" style:font-style-complex="normal"/>
    </style:style>
    <style:style style:name="T31" style:family="text">
      <style:text-properties fo:font-style="normal" officeooo:rsid="002ed105" style:font-style-asian="normal" style:font-style-complex="normal"/>
    </style:style>
    <style:style style:name="T32" style:family="text">
      <style:text-properties fo:font-style="normal" officeooo:rsid="002f026d" style:font-style-asian="normal" style:font-style-complex="normal"/>
    </style:style>
    <style:style style:name="T33" style:family="text">
      <style:text-properties fo:font-style="normal" officeooo:rsid="0032441c" style:font-style-asian="normal" style:font-style-complex="normal"/>
    </style:style>
    <style:style style:name="T34" style:family="text">
      <style:text-properties fo:font-style="normal" officeooo:rsid="00349514" style:font-style-asian="normal" style:font-style-complex="normal"/>
    </style:style>
    <style:style style:name="T35" style:family="text">
      <style:text-properties fo:font-style="normal" officeooo:rsid="003633e9" style:font-style-asian="normal" style:font-style-complex="normal"/>
    </style:style>
    <style:style style:name="T36" style:family="text">
      <style:text-properties fo:font-style="normal" officeooo:rsid="00370528" style:font-style-asian="normal" style:font-style-complex="normal"/>
    </style:style>
    <style:style style:name="T37" style:family="text">
      <style:text-properties fo:font-style="normal" officeooo:rsid="0037fc23" style:font-style-asian="normal" style:font-style-complex="normal"/>
    </style:style>
    <style:style style:name="T38" style:family="text">
      <style:text-properties fo:font-style="normal" officeooo:rsid="003817b4" style:font-style-asian="normal" style:font-style-complex="normal"/>
    </style:style>
    <style:style style:name="T39" style:family="text">
      <style:text-properties fo:font-style="normal" officeooo:rsid="00392f88" style:font-style-asian="normal" style:font-style-complex="normal"/>
    </style:style>
    <style:style style:name="T40" style:family="text">
      <style:text-properties fo:font-style="normal" officeooo:rsid="003ad302" style:font-style-asian="normal" style:font-style-complex="normal"/>
    </style:style>
    <style:style style:name="T41" style:family="text">
      <style:text-properties fo:font-style="normal" officeooo:rsid="003b6314" style:font-style-asian="normal" style:font-style-complex="normal"/>
    </style:style>
    <style:style style:name="T42" style:family="text">
      <style:text-properties fo:font-style="normal" officeooo:rsid="003ba56f" style:font-style-asian="normal" style:font-style-complex="normal"/>
    </style:style>
    <style:style style:name="T43" style:family="text">
      <style:text-properties officeooo:rsid="003e0a97"/>
    </style:style>
    <style:style style:name="T44" style:family="text">
      <style:text-properties officeooo:rsid="003ebc99"/>
    </style:style>
    <style:style style:name="T45" style:family="text">
      <style:text-properties officeooo:rsid="00409975"/>
    </style:style>
    <style:style style:name="T46" style:family="text">
      <style:text-properties officeooo:rsid="0041f9f1"/>
    </style:style>
    <style:style style:name="T47" style:family="text">
      <style:text-properties officeooo:rsid="004213a4"/>
    </style:style>
    <style:style style:name="T48" style:family="text">
      <style:text-properties officeooo:rsid="00433cee"/>
    </style:style>
    <style:style style:name="T49" style:family="text">
      <style:text-properties officeooo:rsid="004533ba"/>
    </style:style>
    <style:style style:name="T50" style:family="text">
      <style:text-properties officeooo:rsid="0045483f"/>
    </style:style>
    <style:style style:name="T51" style:family="text">
      <style:text-properties officeooo:rsid="0045c4a9"/>
    </style:style>
    <style:style style:name="T52" style:family="text">
      <style:text-properties officeooo:rsid="00476df3"/>
    </style:style>
    <style:style style:name="T53" style:family="text">
      <style:text-properties officeooo:rsid="00485788"/>
    </style:style>
    <style:style style:name="T54" style:family="text">
      <style:text-properties officeooo:rsid="004a235b"/>
    </style:style>
    <style:style style:name="T55" style:family="text">
      <style:text-properties officeooo:rsid="004af752"/>
    </style:style>
    <style:style style:name="T56" style:family="text">
      <style:text-properties officeooo:rsid="004b1b67"/>
    </style:style>
    <style:style style:name="T57" style:family="text">
      <style:text-properties officeooo:rsid="004c70c9"/>
    </style:style>
    <style:style style:name="T58" style:family="text">
      <style:text-properties officeooo:rsid="004ccfcb"/>
    </style:style>
    <style:style style:name="T59" style:family="text">
      <style:text-properties officeooo:rsid="004e390f"/>
    </style:style>
    <style:style style:name="T60" style:family="text">
      <style:text-properties officeooo:rsid="004f34a4"/>
    </style:style>
    <style:style style:name="T61" style:family="text">
      <style:text-properties officeooo:rsid="004f938d"/>
    </style:style>
    <style:style style:name="T62" style:family="text">
      <style:text-properties officeooo:rsid="0050c8b2"/>
    </style:style>
    <style:style style:name="T63" style:family="text">
      <style:text-properties officeooo:rsid="00527d5a"/>
    </style:style>
    <style:style style:name="T64" style:family="text">
      <style:text-properties officeooo:rsid="0052e14b"/>
    </style:style>
    <style:style style:name="T65" style:family="text">
      <style:text-properties officeooo:rsid="0053247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Moments In Time</text:p>
      <text:p text:style-name="P3">206</text:p>
      <text:p text:style-name="P6">by Kyle Eggleston</text:p>
      <text:p text:style-name="P4"/>
      <text:h text:style-name="Heading_20_1" text:outline-level="1">Two Lifetimes Ago</text:h>
      <text:p text:style-name="P7"><text:tab/>Kerta of the Religious Council of Shuka sat in the council chambers among the rest of the Religious Council. Nokev stood in the middle of the room, a circular table surrounded him, it was split in parts allowing people to walk in and out of the circle with ease.</text:p>
      <text:p text:style-name="P7"><text:tab/><text:span text:style-name="T1">Being the chief leader, Kerta spoke for the group.</text:span></text:p>
      <text:p text:style-name="P7"><text:tab/>“<text:span text:style-name="T1">Nokev of the Southern Province, you have been found guilty of leaving the city limits. One of our sacred laws has been violated because </text:span><text:span text:style-name="T2">you</text:span><text:span text:style-name="T7"> felt you were above the law.” Kerta said. “Because of your failed trip around Shuka, you have brought Strangers From The Sky to our planet. A most distasteful consequence of </text:span><text:span text:style-name="T2">your</text:span><text:span text:style-name="T7"> actions.” </text:span><text:span text:style-name="T8">She hissed the words at Nokev.</text:span></text:p>
      <text:p text:style-name="P7"><text:span text:style-name="T8"><text:tab/></text:span><text:span text:style-name="T9">Nokev didn’t flinch. He had heard such words before from the council when others had breached the city limits. They weren’t banished or anything. Just put quietly away somewhere. Possibly to a labor camp of some sort to do their time. After a few years they came back and lived a productive part of society once again. He wasn’t afraid. Nokev was certain most of Kerta’s speech was for show. They were good friends after all.</text:span></text:p>
      <text:p text:style-name="P7"><text:span text:style-name="T9"><text:tab/></text:span><text:span text:style-name="T10">He knew Kerta secretly liked the thought of visitors from distant worlds to come visit their planet. It was a chance to grow and learn as a people. They weren’t alone in the universe as some of the old timers thought. No, that notion had long since passed. It was time for Shuka to grow as a planet, as a race. Nokev always thought it odd that a huge planet like Shuka only had one city on it. What was the point of all the other land if they weren’t using it?</text:span></text:p>
      <text:p text:style-name="P7"><text:span text:style-name="T10"><text:tab/>“</text:span><text:span text:style-name="T11">Yes.” Nokev said. “I brought strangers here. They are good for our people. I have met with some of them. They have advanced medicine and other technologies that we can benefit from!”</text:span></text:p>
      <text:p text:style-name="P7"><text:span text:style-name="T11"><text:tab/></text:span><text:span text:style-name="T12">Kerta nodded her head. “Yes, the medicine is badly needed. Ever since the sickness came upon our people we have been looking for a cure. I have met with the Strangers From The Sky and have gone over their medical research. It looks promising.” She paused. “For that reason alone, you will not be punished for your crime. A lighter sentence will be placed upon you. You will assist our scientists in developing a cure for the sickness that plagues us all.”</text:span></text:p>
      <text:p text:style-name="P7"><text:soft-page-break/><text:span text:style-name="T12"><text:tab/></text:span><text:span text:style-name="T13">Nokev nodded his head. “I understand.” He said. “</text:span><text:span text:style-name="T14">I assume you have arranged a meeting with their scientists?”</text:span></text:p>
      <text:p text:style-name="P8"><text:tab/>Kerta smiled. “Yes, for this afternoon. This hearing is closed.” She slammed a ball looking device down on the council chamber table. Her associates exited the room leaving Kerta and Nokev alone to talk.</text:p>
      <text:p text:style-name="P8"><text:tab/>“That was quite generous of you.” Nokev said. “I was expecting a much harsher sentence. I should thank you.”</text:p>
      <text:p text:style-name="P8"><text:tab/>Kerta smiled. “Yes you should.”</text:p>
      <text:p text:style-name="P8"><text:tab/>“Thank you.” Nokev said.</text:p>
      <text:p text:style-name="P8"><text:tab/>“Tell me Nokev, what was it like to orbit our planet? What did you see while you were up there among the stars?” Kerta asked. Her question was genuine. She really wanted to know what was beyond the confines of their planet.</text:p>
      <text:p text:style-name="P8"><text:tab/>Nokev gazed up through the glass ceiling of the council chambers. “I saw our twin suns. Not through a telescope like we do down here, but with my own eyes. Fortunately for the blast shielding on my rocket, I was able to view them with the naked eye and not go blind. I saw planets, our sisters in the solar system. There is one that is not too far away. I wish to visit them someday.”</text:p>
      <text:p text:style-name="P7"><text:span text:style-name="T14"><text:tab/>Kerta shook her head. “You know I can’t allow that.” She said. “</text:span><text:span text:style-name="T15">Any further rocket development will be met with high scrutiny. The Strangers From The Sky have a method of travel that is far superior than what you have developed. So I’m told.” She hinted. “If you happen to speak with one of them, I cannot stop that from happening. Maybe while you are researching a cure for the sickness?”</text:span></text:p>
      <text:p text:style-name="P9"><text:tab/>Nokev did a double take. Was she giving him the green light to go ahead and continue his research? To make another vessel? His first rocket had crashed in a far away mountain range, it had taken him a year to walk back to the City of Shuka.</text:p>
      <text:p text:style-name="P9"><text:tab/>“Such wonders.” Kerta said. “You hae seen more than any of us have ever witnessed. I envy you Nokev. But you did crash, and your walk back to the city. How was that?”</text:p>
      <text:p text:style-name="P9"><text:tab/>Nokev shuddered at the thought. “I was alone Kerta. How do you think I felt about that? I had to make the journey alone with no one to talk to. My radio was broken upon reentry I couldn’t even contact my wife to let her know I survived the crash!” He paced in a circle around the inner chamber.</text:p>
      <text:p text:style-name="P9"><text:tab/>“And when your wife found out you were still alive…” Kerta began.</text:p>
      <text:p text:style-name="P9"><text:tab/>“She was relieved.” Nokev said. “I had put my work before our relationship. I will not make that mistake a second time. I will make my relationship a priority.”</text:p>
      <text:p text:style-name="P7"><text:soft-page-break/><text:span text:style-name="T15"><text:tab/>“I see.” Kerta said. “Well, I for one am glad you have returned. There are only a handful of scientists in our community as you are well aware. To lose someone of your caliber would be a waste. Welcome home.”</text:span></text:p>
      <text:p text:style-name="P7"><text:span text:style-name="T15"><text:tab/>Nokev watched as Kerta left the council chambers. He was looking forward to working with the scientists and learning from them. Nokev believed they were from the fourth planet in the star system, but wasn’t sure. He would have to find out for certain. </text:span><text:span text:style-name="T16">He too exited the council chambers on his way to meet with the Strangers From The Sky and further his research.</text:span></text:p>
      <text:h text:style-name="Heading_20_1" text:outline-level="1"><text:span text:style-name="T16">O</text:span><text:span text:style-name="T6">ne Lifetime Ago</text:span></text:h>
      <text:p text:style-name="Text_20_body"><text:span text:style-name="T6"><text:tab/></text:span><text:span text:style-name="T16">Obshi was at the young age of fifteen when he first held a staff weapon. </text:span><text:span text:style-name="T17">It was the mark of becoming a man. </text:span><text:span text:style-name="T18">Shuka was under Dubor rule, he had been born into it. It was all he knew. </text:span><text:span text:style-name="T19">There were too many rules under Dubor rule. One of them was a curfew. All Shuka citizens were to be in their dwellings no later than the twentieth hour of the day. Anyone caught outside after that would be lined up and </text:span><text:span text:style-name="T20">executed.</text:span></text:p>
      <text:p text:style-name="Text_20_body"><text:span text:style-name="T20"><text:tab/></text:span><text:span text:style-name="T21">It was twenty hundred hours and one when Obshi returned to his family’s dwelling one evening. His </text:span><text:span text:style-name="T23">mother</text:span><text:span text:style-name="T21"> </text:span><text:span text:style-name="T23">was</text:span><text:span text:style-name="T21"> waiting for him at the door.</text:span></text:p>
      <text:p text:style-name="Text_20_body"><text:span text:style-name="T21"><text:tab/>“</text:span><text:span text:style-name="T22">Where have you been?!” Obshi’s mother demanded. “Do you know what time it is? You are past curfew young man!”</text:span></text:p>
      <text:p text:style-name="P12"><text:tab/>Obshi shrugged. “One minute late.” He said. “It’s not like I was a half hour late like some of my friends tend to do. They manage to stay alive. I think this whole idea of a curfew is stupid. The Dubor just need to leave us alone and go back from where they came from.”</text:p>
      <text:p text:style-name="Text_20_body"><text:span text:style-name="T22"><text:tab/>“</text:span><text:span text:style-name="T23">By Nokev’s name!” Obshi’s mother exclaimed. “If your father were still alive. He would have given you a lecture about coming home late, and disobeying the law. Agreed they are not </text:span><text:span text:style-name="T3">our</text:span><text:span text:style-name="T23"> laws, but we are under an occupation. We have to abide by them or we will be killed. Do you want to die Obshi?”</text:span></text:p>
      <text:p text:style-name="Text_20_body"><text:span text:style-name="T23"><text:tab/></text:span><text:span text:style-name="T24">Obshi shook his head. “Of course I don’t mother. You know I want to see us liberated from this occupation. I don’t like it anymore than you do.” </text:span><text:span text:style-name="T25">He paused. “I just want to live a normal life. I am considered an adult now. I should be able to make my own decisions. Not be held by some alien rule over me.”</text:span></text:p>
      <text:p text:style-name="P10"><text:span text:style-name="T25"><text:tab/>She placed her hands on her hips. Her son had a point. Who was she to squash his dreams of freedom when so many others like him who had been born into the occupation knew nothing but grief and sorrow. She too was born into the occupation. It was the only life she had ever known as well. </text:span><text:span text:style-name="T26">They were closing in on one hundred years of the Dubor control over their planet. If no one had the courage to fight them now, she feared no one ever would.</text:span></text:p>
      <text:p text:style-name="P11"><text:soft-page-break/><text:span text:style-name="T26"><text:tab/></text:span><text:span text:style-name="T27">Obshi’s mother missed her husband. He had been executed for arriving home only thirty seconds late. An armed squad had been patrolling the street they lived on. One of the guards noticed her husband walking home in the dark after curfew and pulled him aside. She watched as her husband was killed by the guard’s blade. </text:span><text:span text:style-name="T28">It was something she would never forget.</text:span></text:p>
      <text:p text:style-name="P11"><text:span text:style-name="T28"><text:tab/>Obshi couldn’t remember his father. He was only two years of age when he was killed. But he had heard stories from his mother on countless occasions, it was as though he had known his father all of his life. </text:span><text:span text:style-name="T29">His mother had done a good job raising him, but when it came to fighting he had to learn that from other places. </text:span><text:span text:style-name="T30">Obshi had several mentors trained in the arts to teach and guide him in the ways of his people. He was grateful for them. </text:span><text:span text:style-name="T31">But what good was it to learn the ways of the staff if no one was willing to use </text:span><text:span text:style-name="T33">it</text:span><text:span text:style-name="T31"> to fight back? </text:span><text:span text:style-name="T32">It always confused him.</text:span></text:p>
      <text:p text:style-name="P11"><text:span text:style-name="T25"><text:tab/>“</text:span><text:span text:style-name="T34">You should stay out past curfew some night.” Obshi told his mom. “Even if it’s just one minute. You can show these evil monsters that their rules don’t matter. We need to take back control in our lives. Any kind of statement we can make, we need to make it.” </text:span><text:span text:style-name="T35">He was serious about that, Obshi wanted to take control back at any cost.</text:span></text:p>
      <text:p text:style-name="P11"><text:span text:style-name="T35"><text:tab/></text:span><text:span text:style-name="T36">Two nights later, Obshi’s mom did just that. She came home at 20:05. Greeting her son at the door, he smiled big. “</text:span><text:span text:style-name="T37">See mom? You did it!” Obshi said. “I knew you could find that inner courage and be the </text:span><text:span text:style-name="T38">person</text:span><text:span text:style-name="T37"> you want to be.”</text:span></text:p>
      <text:p text:style-name="P11"><text:span text:style-name="T37"><text:tab/></text:span><text:span text:style-name="T38">Obshi’s mother smiled a great big smile back. “</text:span><text:span text:style-name="T39">Yes I did it. Only one problem. I was followed by a Dubor guard. I think I ditched him though.” She said. “I didn’t see him when I approached our dwelling.”</text:span></text:p>
      <text:p text:style-name="P11"><text:span text:style-name="T39"><text:tab/>Obshi froze. “You were followed.” He said. “You were followed?” It was as if he couldn’t comprehend what was going on. To be followed by a guard was some heavy thought provoking consequence. “</text:span><text:span text:style-name="T40">I hope you really did ditch him.”</text:span></text:p>
      <text:p text:style-name="P11"><text:span text:style-name="T40"><text:tab/>There was a knock at the door. </text:span><text:span text:style-name="T41">Obshi and his mom exchanged glances. A knock at the door this late in the evening could only mean one thing. A guard was on the other side of that door. A Dubor guard who was going to take justice into his own hands.</text:span></text:p>
      <text:p text:style-name="P11"><text:span text:style-name="T41"><text:tab/>“</text:span><text:span text:style-name="T42">Maybe it’s nothing.” Obshi’s mom said. “Yeah, it could be nothing.”</text:span></text:p>
      <text:p text:style-name="P13"><text:tab/>Obshi shook his head. “It’s not nothing mom.” He said. “<text:span text:style-name="T43">You broke curfew, they’re here to take action against you. Listen, I’ll try and protect you. </text:span><text:span text:style-name="T44">I’ll try anything to protect you.”</text:span></text:p>
      <text:p text:style-name="P13"><text:tab/><text:span text:style-name="T44">Obshi’s mom shook her head. “No, don’t Obshi. I can take care of myself. I’m a big girl.” </text:span><text:span text:style-name="T45">Turning around, she walked towards the front door of their dwelling and opened it.</text:span></text:p>
      <text:p text:style-name="P13"><text:tab/><text:span text:style-name="T45">A guard was standing there, sword in hand. “I understand you were out past curfew.” He said. “You know the punishment.” The guard raised his blade. “Eyes open or closed. Which do you prefer?”</text:span></text:p>
      <text:p text:style-name="P13"><text:soft-page-break/><text:tab/><text:span text:style-name="T45">Obshi’s mom shrugged. It didn’t matter to her how they executed her. The point was they were there to kill her. There would be no escaping this. She held her head high. She had spit in the face of the occupation and lost. So much for listening to her son. </text:span><text:span text:style-name="T46">It was probably the last thing she would do, and that was terrifying to her.</text:span></text:p>
      <text:p text:style-name="P13"><text:tab/>“<text:span text:style-name="T47">Doesn’t matter. Open, closed, you’re going to kill me either way. Just do it.” Obshi’s mom said.</text:span></text:p>
      <text:p text:style-name="P13"><text:tab/><text:span text:style-name="T47">The guard nodded. “Very well.” Plunging his blade into her chest she fell to the floor dead. Obshi watched in horror as his mom dropped to the floor. </text:span><text:span text:style-name="T48">Pulling his staff weapon out, he aimed it towards the guard.</text:span></text:p>
      <text:p text:style-name="P13"><text:tab/><text:span text:style-name="T48">The guard laughed. “I wouldn’t do that boy.” He said. “You aren’t even holding it right.” He slapped the staff out of Obshi’s hands. As the staff fell to the floor, it echoed throughout the dwelling. “You are no match for me. Don’t pretend that you are.” The guard said as he turned to leave. “Clean up this mess, I will check back in an hour. If it isn’t cleaned up, you will suffer a similar fate.” He left Obshi’s dwelling back out into the night.</text:span></text:p>
      <text:p text:style-name="P13"><text:tab/><text:span text:style-name="T49">Obshi dropped to his knees at his mother’s dead body and began </text:span><text:span text:style-name="T50">sobbing uncontrollably. His mom was dead. He was supposed to be there to watch out for her, to protect her. Why did he have to challenge her to go out past curfew. That was the dumbest thing ever and now she was dead. </text:span><text:span text:style-name="T52">It was his fault that she was dead.</text:span></text:p>
      <text:p text:style-name="P13"><text:tab/><text:span text:style-name="T51">At that moment, Obshi decided the Dubor needed to be driven from his planet. He was going to be the one to make it happen. </text:span><text:span text:style-name="T52">The Dubor would pay, their leaders would pay, their entire race would pay. He was going to make sure that would happen. </text:span><text:span text:style-name="T53">Looking to the ceiling, Obshi screamed out into the night.</text:span></text:p>
      <text:h text:style-name="Heading_20_1" text:outline-level="1"><text:span text:style-name="T56">December </text:span>2238 Earth Civil War</text:h>
      <text:p text:style-name="Text_20_body"><text:tab/><text:span text:style-name="T54">Captain Jack O’Brien sat in a bar on Earth. On the vidscreen the newscast was talking about President Cain’s approval ratings. They were followed by President Wilcox’s approval ratings. They were neck and neck. </text:span><text:span text:style-name="T55">Having a war on Earth’s soil was so disturbing words couldn’t even describe it.</text:span></text:p>
      <text:p text:style-name="Text_20_body"><text:tab/><text:span text:style-name="T56">Taking a sip of a pale ale, Jack frowned. The news was disturbing to him. All it talked about was the war that was taking place. A pause in the war was happening due to the holidays. A truce didn’t take place the previous year during the holidays, but the two presidents had found some common ground at least for Christma</text:span><text:span text:style-name="T57">s.</text:span></text:p>
      <text:p text:style-name="Text_20_body"><text:tab/><text:span text:style-name="T56">The next day the temporary truce would be over and the fighting would start all over again. Jack didn’t look forward to that. </text:span><text:span text:style-name="T57">In the morning, he would be back aboard his star ship attacking other star ships full of other humans. The thought was almost unbearable.</text:span></text:p>
      <text:p text:style-name="Text_20_body"><text:soft-page-break/><text:tab/><text:span text:style-name="T57">A woman sat down next to Jack and ordered a drink. “</text:span><text:span text:style-name="T60">Scotch</text:span><text:span text:style-name="T58">, neat.” </text:span><text:span text:style-name="T59">She said to the bartender.</text:span></text:p>
      <text:p text:style-name="Text_20_body"><text:tab/><text:span text:style-name="T61">The bartender nodded. “Coming right up.” He grabbed a glass and poured the scotch into it. Sliding the glass over to the woman, he smiled. “Here you are.”</text:span></text:p>
      <text:p text:style-name="Text_20_body"><text:tab/><text:span text:style-name="T61">The woman looked to Jack. “Captain.” She said.</text:span></text:p>
      <text:p text:style-name="Text_20_body"><text:tab/><text:span text:style-name="T62">Jack looked at the woman’s uniform for some hint of her- rank. He guessed major, but didn’t quite recognize the uniform itself. </text:span><text:span text:style-name="T5">She must be playing for the other team.</text:span><text:span text:style-name="T62"> He thought. “Major.”</text:span></text:p>
      <text:p text:style-name="Text_20_body"><text:tab/><text:span text:style-name="T62">She smiled. “Not many people get the rank.” She said. “</text:span><text:span text:style-name="T63">But it took you a moment, I take it you’re backing Wilcox in this fight?”</text:span></text:p>
      <text:p text:style-name="Text_20_body"><text:tab/><text:span text:style-name="T63">Jack nodded as he took another sip of his ale. “Yeah, and you’re fighting for Cain.”</text:span></text:p>
      <text:p text:style-name="Text_20_body"><text:tab/><text:span text:style-name="T63">She nodded. “Major Danielle Cain.” The woman said. “Daddy wouldn’t have it any other way.”</text:span></text:p>
      <text:p text:style-name="Text_20_body"><text:tab/><text:span text:style-name="T63">Jack about choked on his ale. The president’s daughter? He couldn’t believe his ears. “You do realize your father is a fool and a madman right?” Jack said, his words were cold as they were meant to be.</text:span></text:p>
      <text:p text:style-name="Text_20_body"><text:tab/><text:span text:style-name="T63">Danielle sighed. </text:span><text:span text:style-name="T4">Here we go again.</text:span><text:span text:style-name="T63"> She thought. “Yes I’ve heard all of the newscasts about my father. They don’t portray him in the most positive light. They don’t know him like I know him. He’s kind, warm, generous.”</text:span></text:p>
      <text:p text:style-name="Text_20_body"><text:tab/><text:span text:style-name="T64">Jack shook his head as he set his ale down. He was ready to walk away from this fight, it served him no purpose. Yet he chose to stay for some reason. “His orders have killed over half the fleet. His tactics are sloppy at best and yet he’s winning this fracking war.”</text:span></text:p>
      <text:p text:style-name="Text_20_body"><text:tab/><text:span text:style-name="T64">Danielle again smiled. “Well, dad always knew how to back the winning side.” She said. “Maybe you should consider switching sides. Who knows what you might find. Or are you one of those pro alien movement backers. What a shame.”</text:span></text:p>
      <text:p text:style-name="Text_20_body"><text:tab/><text:span text:style-name="T64">Placing his hand on the bar, Jack stood to leave. “I believe every alien has rights to go where they please. Earth included. Your father would have you believe otherwise. My how the brainwashing must go deep in your family for you to follow such a misguided soul” He turned his back on Danielle.</text:span></text:p>
      <text:p text:style-name="Text_20_body"><text:tab/>“<text:span text:style-name="T64">See you on the battlefield captain.” She called out after him as he walked away. “</text:span><text:span text:style-name="T65">Typical, running from a conversation and the truth.” Looking to the bartender she ordered another drink, it was going to be a long nigh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4</text:page-number><text:s/>of <text:page-count>6</text:page-count>) <text:date style:data-style-name="N37" text:date-value="2026-01-03T03:05:40.278185368">01/03/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1-03T03:05:40.200432087</dc:date>
    <meta:editing-duration>PT4H44M19S</meta:editing-duration>
    <meta:editing-cycles>72</meta:editing-cycles>
    <meta:generator>LibreOffice/24.2.7.2$Linux_X86_64 LibreOffice_project/420$Build-2</meta:generator>
    <meta:print-date>2023-11-18T19:55:35.459000000</meta:print-date>
    <meta:printed-by>PDF files</meta:printed-by>
    <meta:document-statistic meta:table-count="0" meta:image-count="0" meta:object-count="0" meta:page-count="6" meta:paragraph-count="70" meta:word-count="2789" meta:character-count="14909" meta:non-whitespace-character-count="12128"/>
  </office:meta>
</office:document-meta>
</file>